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5.25cm" fo:min-width="5.45cm"/>
    </style:style>
    <style:style style:name="gr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svg:stroke-color="#ffffff" draw:fill-color="#00a933" draw:textarea-horizontal-align="justify" draw:textarea-vertical-align="middle" draw:auto-grow-height="false" fo:min-height="0.35cm" fo:min-width="0cm"/>
    </style:style>
    <style:style style:name="gr4" style:family="graphic" style:parent-style-name="standard">
      <style:graphic-properties svg:stroke-color="#ffffff" draw:fill-color="#00a933" draw:textarea-horizontal-align="justify" draw:textarea-vertical-align="middle" draw:auto-grow-height="false" fo:min-height="0.7cm" fo:min-width="0.1cm"/>
    </style:style>
    <style:style style:name="gr5" style:family="graphic" style:parent-style-name="standard">
      <style:graphic-properties svg:stroke-color="#b2b2b2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2cm" svg:stroke-color="#b2b2b2" draw:marker-start-width="0.24cm" draw:marker-end-width="0.24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ffffff" draw:fill="none" draw:fill-color="#ffffff" fo:min-height="0.239cm"/>
    </style:style>
    <style:style style:name="gr11" style:family="graphic" style:parent-style-name="standard">
      <style:graphic-properties draw:stroke="none" svg:stroke-color="#ffffff" draw:fill="none" draw:fill-color="#ffffff" fo:min-height="0.15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0.786cm" fo:padding-top="0.1cm" fo:padding-bottom="0.1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fo:min-height="0.715cm"/>
    </style:style>
    <style:style style:name="gr15" style:family="graphic" style:parent-style-name="standard">
      <style:graphic-properties draw:fill-color="#dedce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f6d6d" draw:textarea-horizontal-align="justify" draw:textarea-vertical-align="middle" draw:auto-grow-height="false" fo:min-height="0.042cm" fo:min-width="0.042cm"/>
    </style:style>
    <style:style style:name="gr17" style:family="graphic" style:parent-style-name="standard">
      <style:graphic-properties svg:stroke-width="0.03cm" svg:stroke-color="#b2b2b2" draw:marker-start-width="0.25cm" draw:marker-end-width="0.25cm" draw:fill-color="#000000" draw:textarea-horizontal-align="justify" draw:textarea-vertical-align="middle" draw:auto-grow-height="false" fo:min-height="0cm" fo:min-width="0cm" fo:padding-top="0.065cm" fo:padding-bottom="0.065cm" fo:padding-left="0.065cm" fo:padding-right="0.065cm"/>
    </style:style>
    <style:style style:name="gr18" style:family="graphic" style:parent-style-name="standard">
      <style:graphic-properties svg:stroke-color="#ffffff" draw:fill="none" draw:fill-color="#000000" draw:opacity="0%" draw:textarea-horizontal-align="justify" draw:textarea-vertical-align="middle" draw:auto-grow-height="false" fo:min-height="0.112cm" fo:min-width="0.112cm" draw:shadow-opacity="0%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3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6pt" style:font-size-asian="18pt" style:font-size-complex="18pt"/>
    </style:style>
    <style:style style:name="P8" style:family="paragraph">
      <loext:graphic-properties draw:fill="none" draw:fill-color="#ffffff"/>
      <style:text-properties fo:color="#ffffff" fo:font-size="4pt" style:font-size-asian="18pt" style:font-size-complex="18pt"/>
    </style:style>
    <style:style style:name="P9" style:family="paragraph">
      <loext:graphic-properties draw:fill="none" draw:fill-color="#ffffff"/>
      <style:text-properties fo:font-size="6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ffffff" fo:font-size="4pt" style:font-size-asian="18pt" style:font-size-complex="18pt"/>
    </style:style>
    <style:style style:name="P12" style:family="paragraph">
      <loext:graphic-properties draw:fill="none" draw:fill-color="#ffffff"/>
      <style:text-properties fo:font-size="3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dedce6"/>
      <style:paragraph-properties fo:text-align="center"/>
    </style:style>
    <style:style style:name="P14" style:family="paragraph">
      <loext:graphic-properties draw:fill-color="#ff6d6d"/>
      <style:paragraph-properties fo:text-align="center"/>
    </style:style>
    <style:style style:name="P15" style:family="paragraph">
      <loext:graphic-properties draw:fill="none" draw:fill-color="#ffffff"/>
      <style:text-properties fo:color="#ffffff" fo:font-size="3pt" style:font-size-asian="18pt" style:font-size-complex="18pt"/>
    </style:style>
    <style:style style:name="P16" style:family="paragraph">
      <loext:graphic-properties draw:fill="none" draw:fill-color="#000000" draw:opacity="0%"/>
      <style:paragraph-properties fo:text-align="center"/>
    </style:style>
    <style:style style:name="T1" style:family="text">
      <style:text-properties fo:font-size="3pt" style:font-size-asian="18pt" style:font-size-complex="18pt"/>
    </style:style>
    <style:style style:name="T2" style:family="text">
      <style:text-properties fo:color="#ffffff" fo:font-size="6pt" style:font-size-asian="18pt" style:font-size-complex="18pt"/>
    </style:style>
    <style:style style:name="T3" style:family="text">
      <style:text-properties fo:color="#ffffff" fo:font-size="4pt" style:font-size-asian="18pt" style:font-size-complex="18pt"/>
    </style:style>
    <style:style style:name="T4" style:family="text">
      <style:text-properties fo:font-size="3pt" fo:font-weight="bold" style:font-size-asian="18pt" style:font-weight-asian="bold" style:font-size-complex="18pt" style:font-weight-complex="bold"/>
    </style:style>
    <style:style style:name="T5" style:family="text">
      <style:text-properties fo:color="#ffffff" fo:font-size="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5.95cm" svg:height="5.5cm" svg:x="6.9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1cm" svg:y="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8.7cm" svg:y="1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0.4cm" svg:x="12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cm" svg:height="0.6cm" svg:x="12.7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8cm" svg:x="12.5cm" svg:y="7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cm" svg:height="0.1cm" svg:x="12.7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12.7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12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12.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12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cm" svg:height="0.1cm" svg:x="12.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2.5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2.53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2.5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2.53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15cm" svg:height="0.15cm" svg:x="12.5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PIC16F913" draw:style-name="gr7" draw:text-style-name="P5" draw:layer="layout" svg:width="0.4cm" svg:height="0.4cm" svg:x="9.9cm" svg:y="9cm">
          <svg:title>fewfw</svg:title>
          <text:p text:style-name="P4"><text:span text:style-name="T1">PIC16F</text:span></text:p>
          <text:p text:style-name="P4"><text:span text:style-name="T1">91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3cm" svg:height="0.3cm" svg:x="9cm" svg:y="10.2cm">
          <text:p text:style-name="P4"><text:span text:style-name="T1">nRF</text:span></text:p>
          <text:p text:style-name="P4"><text:span text:style-name="T1">905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cm" svg:height="0.2cm" svg:x="8.3cm" svg:y="9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2cm" svg:height="0.2cm" svg:x="11.6cm" svg:y="9.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3cm" svg:height="0.339cm" svg:x="8.4cm" svg:y="6.7cm">
          <draw:text-box>
            <text:p><text:span text:style-name="T2">1</text:span></text:p>
          </draw:text-box>
        </draw:frame>
        <draw:frame draw:style-name="gr10" draw:text-style-name="P7" draw:layer="layout" svg:width="0.3cm" svg:height="0.339cm" svg:x="11.4cm" svg:y="6.711cm">
          <draw:text-box>
            <text:p><text:span text:style-name="T2">2</text:span></text:p>
          </draw:text-box>
        </draw:frame>
        <draw:frame draw:style-name="gr10" draw:text-style-name="P7" draw:layer="layout" svg:width="0.3cm" svg:height="0.339cm" svg:x="9.1cm" svg:y="11.311cm">
          <draw:text-box>
            <text:p><text:span text:style-name="T2">3</text:span></text:p>
          </draw:text-box>
        </draw:frame>
        <draw:frame draw:style-name="gr10" draw:text-style-name="P7" draw:layer="layout" svg:width="0.3cm" svg:height="0.339cm" svg:x="12.4cm" svg:y="11.3cm">
          <draw:text-box>
            <text:p><text:span text:style-name="T2">T</text:span></text:p>
          </draw:text-box>
        </draw:frame>
        <draw:frame draw:style-name="gr11" draw:text-style-name="P8" draw:layer="layout" svg:width="0.2cm" svg:height="0.158cm" svg:x="12.3cm" svg:y="7.6cm">
          <draw:text-box>
            <text:p><text:span text:style-name="T3">J2</text:span></text:p>
          </draw:text-box>
        </draw:frame>
        <draw:frame draw:style-name="gr11" draw:text-style-name="P8" draw:layer="layout" svg:width="0.2cm" svg:height="0.158cm" svg:x="12.6cm" svg:y="8.842cm">
          <draw:text-box>
            <text:p><text:span text:style-name="T3">J1</text:span></text:p>
          </draw:text-box>
        </draw:frame>
        <draw:frame draw:style-name="gr12" draw:text-style-name="P9" draw:layer="layout" svg:width="0.9cm" svg:height="1.1cm" svg:x="11.6cm" svg:y="7.7cm">
          <draw:text-box>
            <text:p/>
          </draw:text-box>
        </draw:frame>
        <draw:frame draw:style-name="gr13" draw:text-style-name="P11" draw:layer="layout" svg:width="1.3cm" svg:height="0.986cm" svg:x="11.2cm" svg:y="7.7cm">
          <draw:text-box>
            <text:p text:style-name="P10"><text:span text:style-name="T3">Vpp/MCLR 1</text:span></text:p>
            <text:p text:style-name="P10"><text:span text:style-name="T3">Vcc 2</text:span></text:p>
            <text:p text:style-name="P10"><text:span text:style-name="T3">Gnd 3</text:span></text:p>
            <text:p text:style-name="P10"><text:span text:style-name="T3">PGD 4</text:span></text:p>
            <text:p text:style-name="P10"><text:span text:style-name="T3">PGC 5</text:span></text:p>
          </draw:text-box>
        </draw:frame>
        <draw:frame draw:style-name="gr14" draw:text-style-name="P12" draw:layer="layout" svg:width="0.9cm" svg:height="0.815cm" svg:x="12.9cm" svg:y="8.1cm">
          <draw:text-box>
            <text:p><text:span text:style-name="T4">1 Vpp/MCLR</text:span></text:p>
            <text:p><text:span text:style-name="T4">2 Vcc</text:span></text:p>
            <text:p><text:span text:style-name="T4">3 Gnd</text:span></text:p>
            <text:p><text:span text:style-name="T4">4 PGD</text:span></text:p>
            <text:p><text:span text:style-name="T4">5 PGC</text:span></text:p>
            <text:p><text:span text:style-name="T4">6 n.c.</text:span></text:p>
          </draw:text-box>
        </draw:frame>
        <draw:custom-shape draw:style-name="gr15" draw:text-style-name="P13" draw:layer="layout" svg:width="0.1cm" svg:height="0.1cm" svg:x="8.3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1cm" svg:height="0.1cm" svg:x="11.6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cm" svg:height="0.2cm" svg:x="8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cm" svg:height="0.2cm" svg:x="11.1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cm" svg:height="0.2cm" svg:x="8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2cm" svg:height="0.2cm" svg:x="12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0.2cm" svg:height="0.158cm" svg:x="11.8cm" svg:y="9.042cm">
          <draw:text-box>
            <text:p><text:span text:style-name="T5">D3</text:span></text:p>
          </draw:text-box>
        </draw:frame>
        <draw:frame draw:style-name="gr11" draw:text-style-name="P15" draw:layer="layout" svg:width="0.2cm" svg:height="0.158cm" svg:x="8.3cm" svg:y="9.442cm">
          <draw:text-box>
            <text:p><text:span text:style-name="T5">D1</text:span></text:p>
          </draw:text-box>
        </draw:frame>
        <draw:custom-shape draw:style-name="gr17" draw:text-style-name="P3" draw:layer="layout" svg:width="0.1cm" svg:height="0.1cm" svg:x="11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1cm" svg:height="0.1cm" svg:x="11.4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099cm" svg:height="0.099cm" svg:x="12.1cm" svg:y="9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0.2cm" svg:height="0.158cm" svg:x="12.1cm" svg:y="9.442cm">
          <draw:text-box>
            <text:p><text:span text:style-name="T5">J6</text:span></text:p>
          </draw:text-box>
        </draw:frame>
        <draw:custom-shape draw:style-name="gr18" draw:text-style-name="P16" draw:layer="layout" svg:width="0.3cm" svg:height="0.3cm" svg:x="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05cm" svg:height="0.05cm" svg:x="9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05cm" svg:height="0.05cm" svg:x="9.25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cm" fo:padding-bottom="0.05cm" fo:padding-left="0.05cm" fo:padding-right="0.0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3T15:15:47.480853794</meta:creation-date>
    <dc:date>2020-03-14T12:56:29.968522003</dc:date>
    <meta:editing-duration>PT4M10S</meta:editing-duration>
    <meta:editing-cycles>2</meta:editing-cycles>
    <meta:generator>LibreOffice/6.3.3.2.0$Linux_X86_64 LibreOffice_project/30$Build-2</meta:generator>
    <meta:document-statistic meta:object-count="46"/>
  </office:meta>
</office:document-meta>
</file>